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375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5.719cm"/>
    </style:style>
    <style:style style:name="co4" style:family="table-column">
      <style:table-column-properties fo:break-before="auto" style:column-width="3.976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4.001cm" fo:break-before="auto" style:use-optimal-row-height="true"/>
    </style:style>
    <style:style style:name="ro5" style:family="table-row">
      <style:table-row-properties style:row-height="3.2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AU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bold" style:font-name-complex="DejaVu Sans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DejaVu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DejaVu Sans"/>
    </style:style>
    <style:style style:name="ce4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DejaVu Sans"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16379" table:default-cell-style-name="ce3"/>
        <table:table-row table:style-name="ro1">
          <table:table-cell table:style-name="ce1" office:value-type="string" calcext:value-type="string">
            <text:p>Assignment 1 rubric</text:p>
          </table:table-cell>
          <table:table-cell table:number-columns-repeated="16383"/>
        </table:table-row>
        <table:table-row table:style-name="ro1">
          <table:table-cell table:style-name="ce1" office:value-type="string" calcext:value-type="string">
            <text:p>Criteria</text:p>
          </table:table-cell>
          <table:table-cell table:style-name="ce1" office:value-type="string" calcext:value-type="string">
            <text:p>Ratings</text:p>
          </table:table-cell>
          <table:table-cell table:number-columns-repeated="3"/>
          <table:table-cell table:style-name="ce1" office:value-type="string" calcext:value-type="string">
            <text:p>Pts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<text:span text:style-name="T1">Menu selections</text:span></text:p>
            <text:p>Menu selection and user input operations correctly implemented; basic input validation performed;</text:p>
          </table:table-cell>
          <table:table-cell table:style-name="ce2" office:value-type="string" calcext:value-type="string">
            <text:p><text:span text:style-name="T1">2 to &gt;1.5 pts</text:span></text:p>
            <text:p>Full marks</text:p>
            <text:p>All correctly implemented</text:p>
          </table:table-cell>
          <table:table-cell table:style-name="ce2" office:value-type="string" calcext:value-type="string">
            <text:p><text:span text:style-name="T1">1.5 to &gt;0.0 pts</text:span></text:p>
            <text:p>Partial marks</text:p>
            <text:p>Menu operations partially implemented; input validation partially implemented; unclear messages</text:p>
          </table:table-cell>
          <table:table-cell table:style-name="ce2" office:value-type="string" calcext:value-type="string">
            <text:p><text:span text:style-name="T1">0 pts</text:span></text:p>
            <text:p>No marks</text:p>
            <text:p>None</text:p>
          </table:table-cell>
          <table:table-cell table:style-name="ce2"/>
          <table:table-cell table:style-name="ce2" office:value-type="string" calcext:value-type="string">
            <text:p>2 pts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<text:span text:style-name="T1">Functionality</text:span></text:p>
            <text:p>All program functions implemented correctly as the Assignment 1 specification pdf.</text:p>
          </table:table-cell>
          <table:table-cell table:style-name="ce2" office:value-type="string" calcext:value-type="string">
            <text:p><text:span text:style-name="T1">3 to &gt;2.5 pts</text:span></text:p>
            <text:p>Full marks</text:p>
            <text:p>All correctly implemented</text:p>
          </table:table-cell>
          <table:table-cell table:style-name="ce2" office:value-type="string" calcext:value-type="string">
            <text:p><text:span text:style-name="T1">2.5 to &gt;0.0 pts</text:span></text:p>
            <text:p>Partial marks</text:p>
            <text:p>Incorrect / partially correct calculation; order summary missing information or badly formatted</text:p>
          </table:table-cell>
          <table:table-cell table:style-name="ce2" office:value-type="string" calcext:value-type="string">
            <text:p><text:span text:style-name="T1">0 pts</text:span></text:p>
            <text:p>No marks</text:p>
            <text:p>None</text:p>
          </table:table-cell>
          <table:table-cell table:style-name="ce2"/>
          <table:table-cell table:style-name="ce2" office:value-type="string" calcext:value-type="string">
            <text:p>3 pts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File parsing and data handling.</text:p>
            <text:p>All information from the given files is parsed correctly.</text:p>
            <text:p>File can be read and data loaded into a collection.</text:p>
            <text:p/>
          </table:table-cell>
          <table:table-cell table:style-name="ce2" office:value-type="string" calcext:value-type="string">
            <text:p><text:span text:style-name="T1">2 to &gt;1.5 pts</text:span></text:p>
            <text:p>Full marks</text:p>
            <text:p>All correctly implemented</text:p>
          </table:table-cell>
          <table:table-cell table:style-name="ce2" office:value-type="string" calcext:value-type="string">
            <text:p><text:span text:style-name="T1">1.5 to &gt;0.0 pts</text:span></text:p>
            <text:p>Partial marks</text:p>
            <text:p>Some information parsed incorrectly</text:p>
          </table:table-cell>
          <table:table-cell table:style-name="ce2" office:value-type="string" calcext:value-type="string">
            <text:p><text:span text:style-name="T1">0 pts</text:span></text:p>
            <text:p>No marks</text:p>
            <text:p>None</text:p>
          </table:table-cell>
          <table:table-cell table:style-name="ce2"/>
          <table:table-cell table:style-name="ce2" office:value-type="string" calcext:value-type="string">
            <text:p>2 pts</text:p>
          </table:table-cell>
          <table:table-cell table:number-columns-repeated="16378"/>
        </table:table-row>
        <table:table-row table:style-name="ro4">
          <table:table-cell table:style-name="ce2" office:value-type="string" calcext:value-type="string">
            <text:p><text:span text:style-name="T1">Unit testing</text:span></text:p>
            <text:p>Unit tests using Junit framework with a good coverage of the typical use case of classes and testing all reasonable corner cases.</text:p>
            <text:p>1. Each main logic is tested with a good coverage of use cases (including corner cases). 2. Test only one use case in one test method. 3. Tests are independent. 4. Test names are clear and consistent.</text:p>
          </table:table-cell>
          <table:table-cell table:style-name="ce2" office:value-type="string" calcext:value-type="string">
            <text:p><text:span text:style-name="T1">3 to &gt;2.0 pts</text:span></text:p>
            <text:p>Full marks</text:p>
            <text:p>All correctly implemented</text:p>
          </table:table-cell>
          <table:table-cell table:style-name="ce2" office:value-type="string" calcext:value-type="string">
            <text:p><text:span text:style-name="T1">2 to &gt;1.0 pts</text:span></text:p>
            <text:p>Partial marks</text:p>
            <text:p>Missing tests for 1 or 2 main logics; few use cases tested in one test method; few tests are dependent; few test names unclear</text:p>
          </table:table-cell>
          <table:table-cell table:style-name="ce2" office:value-type="string" calcext:value-type="string">
            <text:p><text:span text:style-name="T1">1 to &gt;0.0 pts</text:span></text:p>
            <text:p>Partial marks</text:p>
            <text:p>Missing tests for 3 or more main logics; multiple occurrences of several use cases tested in one test method; some tests are dependent; unclear test names</text:p>
          </table:table-cell>
          <table:table-cell table:style-name="ce2" office:value-type="string" calcext:value-type="string">
            <text:p><text:span text:style-name="T1">0 pts</text:span></text:p>
            <text:p>No marks</text:p>
            <text:p>No tests</text:p>
          </table:table-cell>
          <table:table-cell table:style-name="ce2" office:value-type="string" calcext:value-type="string">
            <text:p>3 pts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<text:span text:style-name="T1">Exception handling</text:span></text:p>
            <text:p>All exceptions caught and handled; using specific exception classes.</text:p>
          </table:table-cell>
          <table:table-cell table:style-name="ce2" office:value-type="string" calcext:value-type="string">
            <text:p><text:span text:style-name="T1">1 to &gt;0.5 pts</text:span></text:p>
            <text:p>Full marks</text:p>
            <text:p>All correctly implemented</text:p>
          </table:table-cell>
          <table:table-cell table:style-name="ce2" office:value-type="string" calcext:value-type="string">
            <text:p><text:span text:style-name="T1">0.5 to &gt;0.0 pts</text:span></text:p>
            <text:p>Partial marks</text:p>
            <text:p>Some exceptions are not caught and handled causing the program to crash; throwing unspecific Exception</text:p>
          </table:table-cell>
          <table:table-cell table:style-name="ce2" office:value-type="string" calcext:value-type="string">
            <text:p><text:span text:style-name="T1">0 pts</text:span></text:p>
            <text:p>No marks</text:p>
            <text:p>None</text:p>
          </table:table-cell>
          <table:table-cell/>
          <table:table-cell table:style-name="ce2" office:value-type="string" calcext:value-type="string">
            <text:p>1 pts</text:p>
          </table:table-cell>
          <table:table-cell table:number-columns-repeated="16378"/>
        </table:table-row>
        <table:table-row table:style-name="ro3">
          <table:table-cell table:style-name="ce2" office:value-type="string" calcext:value-type="string">
            <text:p><text:span text:style-name="T1">Feedback messaging</text:span></text:p>
            <text:p>Clear and meaningful messages after all operations and for all exceptions.</text:p>
          </table:table-cell>
          <table:table-cell table:style-name="ce2" office:value-type="string" calcext:value-type="string">
            <text:p><text:span text:style-name="T1">1 to &gt;0.5 pts</text:span></text:p>
            <text:p>Full marks</text:p>
            <text:p>All correctly implemented</text:p>
          </table:table-cell>
          <table:table-cell table:style-name="ce2" office:value-type="string" calcext:value-type="string">
            <text:p><text:span text:style-name="T1">0.5 to &gt;0.0 pts</text:span></text:p>
            <text:p>No marks</text:p>
            <text:p>Some messages are unclear</text:p>
          </table:table-cell>
          <table:table-cell table:style-name="ce2" office:value-type="string" calcext:value-type="string">
            <text:p><text:span text:style-name="T1">0 pts</text:span></text:p>
            <text:p>Partial marks</text:p>
            <text:p>None</text:p>
          </table:table-cell>
          <table:table-cell/>
          <table:table-cell table:style-name="ce2" office:value-type="string" calcext:value-type="string">
            <text:p>1 pts</text:p>
          </table:table-cell>
          <table:table-cell table:number-columns-repeated="16378"/>
        </table:table-row>
        <table:table-row table:style-name="ro3">
          <table:table-cell office:value-type="string" calcext:value-type="string">
            <text:p><text:span text:style-name="T1">Object oriented design and choice of data structures</text:span></text:p>
            <text:p>1. Make good use of object-oriented concepts such as abstraction and encapsulation (e.g., all classes are properly encapsulated).</text:p>
            <text:p>2. No non-constant static variables.</text:p>
            <text:p>3. Data structures are well-chosen and appropriate (using Java Collections Framework).</text:p>
          </table:table-cell>
          <table:table-cell table:style-name="ce2" office:value-type="string" calcext:value-type="string">
            <text:p><text:span text:style-name="T1">2 to &gt;1.5 pts</text:span></text:p>
            <text:p>Full marks</text:p>
            <text:p>All correctly implemented</text:p>
          </table:table-cell>
          <table:table-cell table:style-name="ce2" office:value-type="string" calcext:value-type="string">
            <text:p><text:span text:style-name="T1">1.5 to &gt;0.0 pts</text:span></text:p>
            <text:p>Partial marks</text:p>
            <text:p>Partially implemented</text:p>
          </table:table-cell>
          <table:table-cell table:style-name="ce2" office:value-type="string" calcext:value-type="string">
            <text:p><text:span text:style-name="T1">0 pts</text:span></text:p>
            <text:p>No marks</text:p>
            <text:p>None</text:p>
          </table:table-cell>
          <table:table-cell/>
          <table:table-cell office:value-type="string" calcext:value-type="string">
            <text:p>2 pts</text:p>
          </table:table-cell>
          <table:table-cell table:number-columns-repeated="16378"/>
        </table:table-row>
        <table:table-row table:style-name="ro2">
          <table:table-cell table:style-name="ce2" office:value-type="string" calcext:value-type="string">
            <text:p><text:span text:style-name="T1">Source code quality</text:span></text:p>
            <text:p>Adequately documented and properly-indented code, appropriate class/method/variable names.</text:p>
          </table:table-cell>
          <table:table-cell table:style-name="ce2" office:value-type="string" calcext:value-type="string">
            <text:p><text:span text:style-name="T1">1 to &gt;0.5 pts</text:span></text:p>
            <text:p>Full marks</text:p>
            <text:p>All correctly implemented</text:p>
          </table:table-cell>
          <table:table-cell table:style-name="ce2" office:value-type="string" calcext:value-type="string">
            <text:p><text:span text:style-name="T1">0.5 to &gt;0.0 pts</text:span></text:p>
            <text:p>No marks</text:p>
            <text:p>Missing some comments; some code not properly indented; partially following naming conventions</text:p>
          </table:table-cell>
          <table:table-cell table:style-name="ce2" office:value-type="string" calcext:value-type="string">
            <text:p><text:span text:style-name="T1">0 pts</text:span></text:p>
            <text:p>Partial marks</text:p>
            <text:p>None</text:p>
          </table:table-cell>
          <table:table-cell/>
          <table:table-cell office:value-type="string" calcext:value-type="string">
            <text:p>1 pts</text:p>
          </table:table-cell>
          <table:table-cell table:number-columns-repeated="16378"/>
        </table:table-row>
        <table:table-row table:style-name="ro5">
          <table:table-cell table:style-name="ce2" office:value-type="string" calcext:value-type="string">
            <text:p><text:span text:style-name="T1">Late penalty</text:span></text:p>
            <text:p>Standard RMIT late penalty of 10% per day (of full marks i.e. 10/100) applies (to a maximum of 5 days after which time assignment will not be accepted unless special consideration applies).</text:p>
          </table:table-cell>
          <table:table-cell table:style-name="ce2" office:value-type="string" calcext:value-type="string">
            <text:p><text:span text:style-name="T1">0 pts</text:span></text:p>
            <text:p>Late submission penalty appliedNegative number to be applied down to -10</text:p>
          </table:table-cell>
          <table:table-cell table:style-name="ce2" office:value-type="string" calcext:value-type="string">
            <text:p><text:span text:style-name="T1">0 pts</text:span></text:p>
            <text:p>On-time submission</text:p>
          </table:table-cell>
          <table:table-cell table:number-columns-repeated="2"/>
          <table:table-cell office:value-type="string" calcext:value-type="string">
            <text:p>0 pts</text:p>
          </table:table-cell>
          <table:table-cell table:number-columns-repeated="16378"/>
        </table:table-row>
        <table:table-row table:style-name="ro1">
          <table:table-cell table:style-name="ce4" office:value-type="string" calcext:value-type="string">
            <text:p>Total 15 pts</text:p>
          </table:table-cell>
          <table:table-cell table:number-columns-repeated="16383"/>
        </table:table-row>
        <table:table-row table:style-name="ro1" table:number-rows-repeated="104856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2T11:55:37.791141362</meta:creation-date>
    <dc:date>2024-03-02T12:59:49.972057367</dc:date>
    <meta:editing-duration>PT1H4M12S</meta:editing-duration>
    <meta:editing-cycles>1</meta:editing-cycles>
    <meta:document-statistic meta:table-count="1" meta:cell-count="50" meta:object-count="0"/>
    <meta:generator>LibreOffice/7.4.7.2$Linux_X86_64 LibreOffice_project/40$Build-2</meta:generator>
  </office:meta>
</office:document-meta>
</file>